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egoe-UI" svg:font-family="Segoe-U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officeooo:rsid="000b71d0" officeooo:paragraph-rsid="000b71d0"/>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rsid="000bc184" officeooo:paragraph-rsid="000bc184"/>
    </style:style>
    <style:style style:name="T1" style:family="text">
      <style:text-properties fo:font-variant="normal" fo:text-transform="none" fo:color="#64676e" loext:opacity="100%" fo:letter-spacing="normal"/>
    </style:style>
    <style:style style:name="T2" style:family="text">
      <style:text-properties fo:font-variant="normal" fo:text-transform="none" fo:color="#64676e" loext:opacity="100%" fo:letter-spacing="normal" officeooo:rsid="000bc1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this second version of my weather app, there is some improvement on the previous version. The design and reliability of the app has improved, but there still some weaknesses left to be addressed in future. </text:span></text:p>
      <text:p text:style-name="P1"><text:span text:style-name="T1">The app has been improved in term of cost to run and maintain it. In prototype one, <text:s/>it retained direct connection with OpenWeatherMap and would have accumulated cost if the number of calls have has risen above certain number. This problem has been addressed in the second version by creating out own database. The app purely makes to OpenWeatherMap if only the data is the database are out of date of if the data requested are not in the table. This database can be called as many times as it’s necessary, and it will not cost anything, except the cost of build and maintenance. </text:span></text:p>
      <text:p text:style-name="P1"><text:span text:style-name="T1">The app is growing in complexity and therefore it will become firmer to maintain the source code and keep all different part of the app talking/connected simultaneously. If there is any bu</text:span><text:span text:style-name="T2">g </text:span><text:span text:style-name="T1">or problem, it will be harder to debug. </text:span><text:span text:style-name="T2">Complexity does not always means better performance. If the app has to connect to different severs and request data from them, each of this connection will take time. If the app has to sever hop to get the piece of information the user requested, then this will result in slow user interface.</text:span></text:p>
      <text:p text:style-name="P2"><text:span text:style-name="T1">Every time the user refreshes the page the whole page information have to be requested and sent to the user. This can be extremely costly, time wise and performance wise. This can be improved by local browser storage, where all or most of the page data gets stored in user’s browser and merely send request to server if the information it need it unfound in local storage. This can improve the pay load and therefore improve speed and performance of the app. </text:span></text:p>
      <text:p text:style-name="P2"><text:span text:style-name="T1">Reliability remains another area where the app can be improved. At the moment the weather app relies on MyWeatherMap for its raw data. If their server goes down, this can leave us with a big problem, no up to date data for the users. To immunise the app against such likelihoods, it is best to have a second source of information. So if MyWeatherMap server goes down, then the information get requested from the other sourc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egoe-UI" svg:font-family="Segoe-U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5T09:07:13.087861745</meta:creation-date>
    <dc:date>2021-03-15T09:31:47.506809250</dc:date>
    <meta:editing-duration>PT1M26S</meta:editing-duration>
    <meta:editing-cycles>1</meta:editing-cycles>
    <meta:document-statistic meta:table-count="0" meta:image-count="0" meta:object-count="0" meta:page-count="1" meta:paragraph-count="5" meta:word-count="390" meta:character-count="2196" meta:non-whitespace-character-count="1806"/>
    <meta:generator>LibreOffice/7.1.0.3$MacOSX_X86_64 LibreOffice_project/f6099ecf3d29644b5008cc8f48f42f4a40986e4c</meta:generator>
  </office:meta>
</office:document-meta>
</file>